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300000221E97ADA6CF69020FF.png" manifest:media-type="image/png"/>
  <manifest:file-entry manifest:full-path="Pictures/100002010000004D00000006EDD75E953DC17EFD.png" manifest:media-type="image/png"/>
  <manifest:file-entry manifest:full-path="Pictures/100002010000004E00000007A50C835A6B1C5035.png" manifest:media-type="image/png"/>
  <manifest:file-entry manifest:full-path="Pictures/100002010000004F0000000647489BA1E7383FFF.png" manifest:media-type="image/png"/>
  <manifest:file-entry manifest:full-path="Pictures/100002010000027B000002236495B789124C0BB6.png" manifest:media-type="image/png"/>
  <manifest:file-entry manifest:full-path="Pictures/100002010000027B0000022377368799918531FB.png" manifest:media-type="image/png"/>
  <manifest:file-entry manifest:full-path="Pictures/10000201000000500000000640A0EC2AF4E94F0E.png" manifest:media-type="image/png"/>
  <manifest:file-entry manifest:full-path="Pictures/100002010000027B00000223C1083D54903D1AAD.png" manifest:media-type="image/png"/>
  <manifest:file-entry manifest:full-path="Pictures/100002010000004E0000000668520CB538C43D9E.png" manifest:media-type="image/png"/>
  <manifest:file-entry manifest:full-path="Pictures/10000201000000C8000000C84AB0B184D39AA8E9.png" manifest:media-type="image/png"/>
  <manifest:file-entry manifest:full-path="Pictures/100002010000005100000006F32634A38349B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00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00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064cm" svg:height="4.064cm" svg:x="5.12cm" svg:y="2.486cm">
          <draw:image xlink:href="Pictures/100002010000027B00000223C1083D54903D1AAD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6495B789124C0BB6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77368799918531FB.png" xlink:type="simple" xlink:show="embed" xlink:actuate="onLoad">
            <text:p/>
          </draw:image>
        </draw:frame>
        <draw:frame draw:style-name="gr2" draw:text-style-name="P2" draw:layer="layout" svg:width="3.495cm" svg:height="0.954cm" svg:x="0.823cm" svg:y="3.618cm">
          <draw:text-box>
            <text:p>Genome A</text:p>
          </draw:text-box>
        </draw:frame>
        <draw:frame draw:style-name="gr2" draw:text-style-name="P2" draw:layer="layout" svg:width="3.533cm" svg:height="0.954cm" svg:x="0.762cm" svg:y="8.952cm">
          <draw:text-box>
            <text:p>Genome B</text:p>
          </draw:text-box>
        </draw:frame>
        <draw:frame draw:style-name="gr2" draw:text-style-name="P2" draw:layer="layout" svg:width="3.567cm" svg:height="0.954cm" svg:x="0.751cm" svg:y="14.224cm">
          <draw:text-box>
            <text:p>Genome C</text:p>
          </draw:text-box>
        </draw:frame>
        <draw:frame draw:style-name="gr2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2" draw:text-style-name="P2" draw:layer="layout" svg:width="4.291cm" svg:height="0.954cm" svg:x="10.441cm" svg:y="1.07cm">
          <draw:text-box>
            <text:p>Virtual Colors</text:p>
          </draw:text-box>
        </draw:frame>
        <draw:line draw:style-name="gr3" draw:text-style-name="P3" draw:layer="layout" svg:x1="10.16cm" svg:y1="4.572cm" svg:x2="12.446cm" svg:y2="4.572cm">
          <text:p/>
        </draw:line>
        <draw:line draw:style-name="gr3" draw:text-style-name="P3" draw:layer="layout" svg:x1="10.16cm" svg:y1="9.398cm" svg:x2="12.446cm" svg:y2="9.398cm">
          <text:p/>
        </draw:line>
        <draw:line draw:style-name="gr3" draw:text-style-name="P3" draw:layer="layout" svg:x1="10.16cm" svg:y1="15.748cm" svg:x2="12.446cm" svg:y2="15.748cm">
          <text:p/>
        </draw:line>
        <draw:line draw:style-name="gr3" draw:text-style-name="P3" draw:layer="layout" svg:x1="11.176cm" svg:y1="9.398cm" svg:x2="11.176cm" svg:y2="15.748cm">
          <text:p/>
        </draw:line>
        <draw:line draw:style-name="gr3" draw:text-style-name="P3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68520CB538C43D9E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F32634A38349BCA3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47489BA1E7383FFF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4" draw:text-style-name="P2" draw:layer="layout" svg:width="1.755cm" svg:height="0.954cm" svg:x="8.913cm" svg:y="12.446cm">
          <draw:text-box>
            <text:p>B+C</text:p>
          </draw:text-box>
        </draw:frame>
        <draw:frame draw:style-name="gr4" draw:text-style-name="P2" draw:layer="layout" svg:width="1.755cm" svg:height="0.954cm" svg:x="8.89cm" svg:y="6.604cm">
          <draw:text-box>
            <text:p>A+B</text:p>
          </draw:text-box>
        </draw:frame>
        <draw:frame draw:style-name="gr5" draw:text-style-name="P2" draw:layer="layout" svg:width="2.771cm" svg:height="0.954cm" svg:x="9.421cm" svg:y="17.842cm">
          <draw:text-box>
            <text:p>A+B+C</text:p>
          </draw:text-box>
        </draw:frame>
        <draw:frame draw:style-name="gr1" draw:text-style-name="P1" draw:layer="layout" svg:width="2.063cm" svg:height="0.184cm" svg:x="12.923cm" svg:y="18.288cm">
          <draw:image xlink:href="Pictures/100002010000004E00000007A50C835A6B1C5035.png" xlink:type="simple" xlink:show="embed" xlink:actuate="onLoad">
            <text:p/>
          </draw:image>
        </draw:frame>
        <draw:frame draw:style-name="gr1" draw:text-style-name="P1" draw:layer="layout" svg:width="11.442cm" svg:height="11.64cm" svg:x="16.185cm" svg:y="4.464cm">
          <draw:image xlink:href="Pictures/100002010000023300000221E97ADA6CF69020FF.png" xlink:type="simple" xlink:show="embed" xlink:actuate="onLoad">
            <text:p/>
          </draw:image>
        </draw:frame>
        <draw:frame draw:style-name="gr2" draw:text-style-name="P2" draw:layer="layout" svg:width="3.216cm" svg:height="0.954cm" svg:x="19.331cm" svg:y="1.07cm">
          <draw:text-box>
            <text:p>All Kmers</text:p>
          </draw:text-box>
        </draw:frame>
        <draw:frame draw:style-name="gr2" draw:text-style-name="P2" draw:layer="layout" svg:width="2.267cm" svg:height="0.954cm" svg:x="13.057cm" svg:y="3.618cm">
          <draw:text-box>
            <text:p>[1,0,0]</text:p>
          </draw:text-box>
        </draw:frame>
        <draw:frame draw:style-name="gr2" draw:text-style-name="P2" draw:layer="layout" svg:width="2.267cm" svg:height="0.954cm" svg:x="11.684cm" svg:y="5.904cm">
          <draw:text-box>
            <text:p>[1,1,0]</text:p>
          </draw:text-box>
        </draw:frame>
        <draw:frame draw:style-name="gr2" draw:text-style-name="P2" draw:layer="layout" svg:width="2.267cm" svg:height="0.954cm" svg:x="13.083cm" svg:y="8.286cm">
          <draw:text-box>
            <text:p>[0,1,0]</text:p>
          </draw:text-box>
        </draw:frame>
        <draw:frame draw:style-name="gr2" draw:text-style-name="P2" draw:layer="layout" svg:width="2.267cm" svg:height="0.954cm" svg:x="11.703cm" svg:y="11.842cm">
          <draw:text-box>
            <text:p>[0,1,1]</text:p>
          </draw:text-box>
        </draw:frame>
        <draw:frame draw:style-name="gr2" draw:text-style-name="P2" draw:layer="layout" svg:width="2.267cm" svg:height="0.954cm" svg:x="13.03cm" svg:y="14.54cm">
          <draw:text-box>
            <text:p>[0,0,1]</text:p>
          </draw:text-box>
        </draw:frame>
        <draw:frame draw:style-name="gr2" draw:text-style-name="P2" draw:layer="layout" svg:width="2.267cm" svg:height="0.954cm" svg:x="12.719cm" svg:y="17.272cm">
          <draw:text-box>
            <text:p>[1,1,1]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4.064cm" svg:height="4.064cm" svg:x="5.12cm" svg:y="2.486cm">
          <draw:image xlink:href="Pictures/100002010000027B00000223C1083D54903D1AAD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6495B789124C0BB6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77368799918531FB.png" xlink:type="simple" xlink:show="embed" xlink:actuate="onLoad">
            <text:p/>
          </draw:image>
        </draw:frame>
        <draw:frame draw:style-name="gr7" draw:text-style-name="P6" draw:layer="layout" svg:width="3.859cm" svg:height="1.657cm" svg:x="0.823cm" svg:y="3.618cm">
          <draw:text-box>
            <text:p text:style-name="P5"><text:span text:style-name="T1">Filtering-IN</text:span></text:p>
            <text:p text:style-name="P5"><text:span text:style-name="T1">Dataset (A)</text:span></text:p>
          </draw:text-box>
        </draw:frame>
        <draw:frame draw:style-name="gr2" draw:text-style-name="P2" draw:layer="layout" svg:width="3.533cm" svg:height="0.954cm" svg:x="0.762cm" svg:y="8.952cm">
          <draw:text-box>
            <text:p>Genome B</text:p>
          </draw:text-box>
        </draw:frame>
        <draw:frame draw:style-name="gr2" draw:text-style-name="P2" draw:layer="layout" svg:width="3.567cm" svg:height="0.954cm" svg:x="0.751cm" svg:y="14.224cm">
          <draw:text-box>
            <text:p>Genome C</text:p>
          </draw:text-box>
        </draw:frame>
        <draw:frame draw:style-name="gr2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2" draw:text-style-name="P2" draw:layer="layout" svg:width="4.291cm" svg:height="0.954cm" svg:x="10.441cm" svg:y="1.07cm">
          <draw:text-box>
            <text:p>Virtual Colors</text:p>
          </draw:text-box>
        </draw:frame>
        <draw:line draw:style-name="gr3" draw:text-style-name="P3" draw:layer="layout" svg:x1="10.16cm" svg:y1="4.572cm" svg:x2="12.446cm" svg:y2="4.572cm">
          <text:p/>
        </draw:line>
        <draw:line draw:style-name="gr3" draw:text-style-name="P3" draw:layer="layout" svg:x1="10.16cm" svg:y1="9.398cm" svg:x2="12.446cm" svg:y2="9.398cm">
          <text:p/>
        </draw:line>
        <draw:line draw:style-name="gr3" draw:text-style-name="P3" draw:layer="layout" svg:x1="10.16cm" svg:y1="15.748cm" svg:x2="12.446cm" svg:y2="15.748cm">
          <text:p/>
        </draw:line>
        <draw:line draw:style-name="gr3" draw:text-style-name="P3" draw:layer="layout" svg:x1="11.176cm" svg:y1="9.398cm" svg:x2="11.176cm" svg:y2="15.748cm">
          <text:p/>
        </draw:line>
        <draw:line draw:style-name="gr3" draw:text-style-name="P3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68520CB538C43D9E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F32634A38349BCA3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47489BA1E7383FFF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4" draw:text-style-name="P2" draw:layer="layout" svg:width="1.755cm" svg:height="0.954cm" svg:x="8.913cm" svg:y="12.446cm">
          <draw:text-box>
            <text:p>B+C</text:p>
          </draw:text-box>
        </draw:frame>
        <draw:frame draw:style-name="gr4" draw:text-style-name="P2" draw:layer="layout" svg:width="1.755cm" svg:height="0.954cm" svg:x="8.89cm" svg:y="6.604cm">
          <draw:text-box>
            <text:p>A+B</text:p>
          </draw:text-box>
        </draw:frame>
        <draw:frame draw:style-name="gr5" draw:text-style-name="P2" draw:layer="layout" svg:width="2.771cm" svg:height="0.954cm" svg:x="9.421cm" svg:y="17.842cm">
          <draw:text-box>
            <text:p>A+B+C</text:p>
          </draw:text-box>
        </draw:frame>
        <draw:frame draw:style-name="gr1" draw:text-style-name="P1" draw:layer="layout" svg:width="2.063cm" svg:height="0.184cm" svg:x="12.923cm" svg:y="18.288cm">
          <draw:image xlink:href="Pictures/100002010000004E00000007A50C835A6B1C5035.png" xlink:type="simple" xlink:show="embed" xlink:actuate="onLoad">
            <text:p/>
          </draw:image>
        </draw:frame>
        <draw:frame draw:style-name="gr1" draw:text-style-name="P1" draw:layer="layout" svg:width="11.442cm" svg:height="11.64cm" svg:x="16.185cm" svg:y="4.464cm">
          <draw:image xlink:href="Pictures/100002010000023300000221E97ADA6CF69020FF.png" xlink:type="simple" xlink:show="embed" xlink:actuate="onLoad">
            <text:p/>
          </draw:image>
        </draw:frame>
        <draw:frame draw:style-name="gr2" draw:text-style-name="P2" draw:layer="layout" svg:width="3.216cm" svg:height="0.954cm" svg:x="19.331cm" svg:y="1.07cm">
          <draw:text-box>
            <text:p>All Kmers</text:p>
          </draw:text-box>
        </draw:frame>
        <draw:frame draw:style-name="gr2" draw:text-style-name="P2" draw:layer="layout" svg:width="2.267cm" svg:height="0.954cm" svg:x="13.057cm" svg:y="3.618cm">
          <draw:text-box>
            <text:p>[1,0,0]</text:p>
          </draw:text-box>
        </draw:frame>
        <draw:frame draw:style-name="gr2" draw:text-style-name="P2" draw:layer="layout" svg:width="2.267cm" svg:height="0.954cm" svg:x="11.684cm" svg:y="5.904cm">
          <draw:text-box>
            <text:p>[1,1,0]</text:p>
          </draw:text-box>
        </draw:frame>
        <draw:frame draw:style-name="gr2" draw:text-style-name="P2" draw:layer="layout" svg:width="2.267cm" svg:height="0.954cm" svg:x="13.083cm" svg:y="8.286cm">
          <draw:text-box>
            <text:p>[0,1,0]</text:p>
          </draw:text-box>
        </draw:frame>
        <draw:frame draw:style-name="gr2" draw:text-style-name="P2" draw:layer="layout" svg:width="2.267cm" svg:height="0.954cm" svg:x="11.703cm" svg:y="11.842cm">
          <draw:text-box>
            <text:p>[0,1,1]</text:p>
          </draw:text-box>
        </draw:frame>
        <draw:frame draw:style-name="gr2" draw:text-style-name="P2" draw:layer="layout" svg:width="2.267cm" svg:height="0.954cm" svg:x="13.03cm" svg:y="14.54cm">
          <draw:text-box>
            <text:p>[0,0,1]</text:p>
          </draw:text-box>
        </draw:frame>
        <draw:frame draw:style-name="gr2" draw:text-style-name="P2" draw:layer="layout" svg:width="2.267cm" svg:height="0.954cm" svg:x="12.719cm" svg:y="17.272cm">
          <draw:text-box>
            <text:p>[1,1,1]</text:p>
          </draw:text-box>
        </draw:frame>
        <draw:frame draw:style-name="gr1" draw:text-style-name="P1" draw:layer="layout" svg:width="1.881cm" svg:height="1.881cm" svg:x="13.462cm" svg:y="7.87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2.146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3.462cm" svg:y="14.22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558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1cm" svg:y="5.58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098cm" svg:y="6.60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725cm" svg:y="7.51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757cm" svg:y="7.51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622cm" svg:y="8.38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233cm" svg:y="8.38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947cm" svg:y="8.02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7.423cm" svg:y="8.27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6.661cm" svg:y="7.36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812cm" svg:y="8.8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32cm" svg:y="9.80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693cm" svg:y="10.31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066cm" svg:y="12.19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352cm" svg:y="12.7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844cm" svg:y="9.39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098cm" svg:y="14.986cm">
          <draw:image xlink:href="Pictures/10000201000000C8000000C84AB0B184D39AA8E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4.064cm" svg:height="4.064cm" svg:x="5.12cm" svg:y="2.486cm">
          <draw:image xlink:href="Pictures/100002010000027B00000223C1083D54903D1AAD.png" xlink:type="simple" xlink:show="embed" xlink:actuate="onLoad">
            <text:p/>
          </draw:image>
        </draw:frame>
        <draw:frame draw:style-name="gr1" draw:text-style-name="P1" draw:layer="layout" svg:width="4.318cm" svg:height="4.826cm" svg:x="5.22cm" svg:y="13.046cm">
          <draw:image xlink:href="Pictures/100002010000027B000002236495B789124C0BB6.png" xlink:type="simple" xlink:show="embed" xlink:actuate="onLoad">
            <text:p/>
          </draw:image>
        </draw:frame>
        <draw:frame draw:style-name="gr1" draw:text-style-name="P1" draw:layer="layout" svg:width="4.318cm" svg:height="4.826cm" svg:x="5.274cm" svg:y="7.458cm">
          <draw:image xlink:href="Pictures/100002010000027B0000022377368799918531FB.png" xlink:type="simple" xlink:show="embed" xlink:actuate="onLoad">
            <text:p/>
          </draw:image>
        </draw:frame>
        <draw:frame draw:style-name="gr7" draw:text-style-name="P6" draw:layer="layout" svg:width="4.566cm" svg:height="1.657cm" svg:x="0.823cm" svg:y="3.618cm">
          <draw:text-box>
            <text:p text:style-name="P5"><text:span text:style-name="T1">Filtering-OUT</text:span></text:p>
            <text:p text:style-name="P5"><text:span text:style-name="T1">Dataset (A)</text:span></text:p>
          </draw:text-box>
        </draw:frame>
        <draw:frame draw:style-name="gr2" draw:text-style-name="P2" draw:layer="layout" svg:width="3.533cm" svg:height="0.954cm" svg:x="0.762cm" svg:y="8.952cm">
          <draw:text-box>
            <text:p>Genome B</text:p>
          </draw:text-box>
        </draw:frame>
        <draw:frame draw:style-name="gr2" draw:text-style-name="P2" draw:layer="layout" svg:width="3.567cm" svg:height="0.954cm" svg:x="0.751cm" svg:y="14.224cm">
          <draw:text-box>
            <text:p>Genome C</text:p>
          </draw:text-box>
        </draw:frame>
        <draw:frame draw:style-name="gr2" draw:text-style-name="P2" draw:layer="layout" svg:width="4.867cm" svg:height="0.954cm" svg:x="4.318cm" svg:y="1.078cm">
          <draw:text-box>
            <text:p>Physical Colors</text:p>
          </draw:text-box>
        </draw:frame>
        <draw:frame draw:style-name="gr2" draw:text-style-name="P2" draw:layer="layout" svg:width="4.291cm" svg:height="0.954cm" svg:x="10.441cm" svg:y="1.07cm">
          <draw:text-box>
            <text:p>Virtual Colors</text:p>
          </draw:text-box>
        </draw:frame>
        <draw:line draw:style-name="gr3" draw:text-style-name="P3" draw:layer="layout" svg:x1="10.16cm" svg:y1="4.572cm" svg:x2="12.446cm" svg:y2="4.572cm">
          <text:p/>
        </draw:line>
        <draw:line draw:style-name="gr3" draw:text-style-name="P3" draw:layer="layout" svg:x1="10.16cm" svg:y1="9.398cm" svg:x2="12.446cm" svg:y2="9.398cm">
          <text:p/>
        </draw:line>
        <draw:line draw:style-name="gr3" draw:text-style-name="P3" draw:layer="layout" svg:x1="10.16cm" svg:y1="15.748cm" svg:x2="12.446cm" svg:y2="15.748cm">
          <text:p/>
        </draw:line>
        <draw:line draw:style-name="gr3" draw:text-style-name="P3" draw:layer="layout" svg:x1="11.176cm" svg:y1="9.398cm" svg:x2="11.176cm" svg:y2="15.748cm">
          <text:p/>
        </draw:line>
        <draw:line draw:style-name="gr3" draw:text-style-name="P3" draw:layer="layout" svg:x1="11.176cm" svg:y1="4.572cm" svg:x2="11.176cm" svg:y2="9.398cm">
          <text:p/>
        </draw:line>
        <draw:frame draw:style-name="gr1" draw:text-style-name="P1" draw:layer="layout" svg:width="2.116cm" svg:height="0.158cm" svg:x="13.208cm" svg:y="4.572cm">
          <draw:image xlink:href="Pictures/10000201000000500000000640A0EC2AF4E94F0E.png" xlink:type="simple" xlink:show="embed" xlink:actuate="onLoad">
            <text:p/>
          </draw:image>
        </draw:frame>
        <draw:frame draw:style-name="gr1" draw:text-style-name="P1" draw:layer="layout" svg:width="2.063cm" svg:height="0.158cm" svg:x="11.907cm" svg:y="12.796cm">
          <draw:image xlink:href="Pictures/100002010000004E0000000668520CB538C43D9E.png" xlink:type="simple" xlink:show="embed" xlink:actuate="onLoad">
            <text:p/>
          </draw:image>
        </draw:frame>
        <draw:frame draw:style-name="gr1" draw:text-style-name="P1" draw:layer="layout" svg:width="2.142cm" svg:height="0.158cm" svg:x="13.208cm" svg:y="9.24cm">
          <draw:image xlink:href="Pictures/100002010000005100000006F32634A38349BCA3.png" xlink:type="simple" xlink:show="embed" xlink:actuate="onLoad">
            <text:p/>
          </draw:image>
        </draw:frame>
        <draw:frame draw:style-name="gr1" draw:text-style-name="P1" draw:layer="layout" svg:width="2.089cm" svg:height="0.158cm" svg:x="13.208cm" svg:y="15.59cm">
          <draw:image xlink:href="Pictures/100002010000004F0000000647489BA1E7383FFF.png" xlink:type="simple" xlink:show="embed" xlink:actuate="onLoad">
            <text:p/>
          </draw:image>
        </draw:frame>
        <draw:frame draw:style-name="gr1" draw:text-style-name="P1" draw:layer="layout" svg:width="2.036cm" svg:height="0.158cm" svg:x="11.938cm" svg:y="6.954cm">
          <draw:image xlink:href="Pictures/100002010000004D00000006EDD75E953DC17EFD.png" xlink:type="simple" xlink:show="embed" xlink:actuate="onLoad">
            <text:p/>
          </draw:image>
        </draw:frame>
        <draw:frame draw:style-name="gr4" draw:text-style-name="P2" draw:layer="layout" svg:width="1.755cm" svg:height="0.954cm" svg:x="8.913cm" svg:y="12.446cm">
          <draw:text-box>
            <text:p>B+C</text:p>
          </draw:text-box>
        </draw:frame>
        <draw:frame draw:style-name="gr4" draw:text-style-name="P2" draw:layer="layout" svg:width="1.755cm" svg:height="0.954cm" svg:x="8.89cm" svg:y="6.604cm">
          <draw:text-box>
            <text:p>A+B</text:p>
          </draw:text-box>
        </draw:frame>
        <draw:frame draw:style-name="gr5" draw:text-style-name="P2" draw:layer="layout" svg:width="2.771cm" svg:height="0.954cm" svg:x="9.421cm" svg:y="17.842cm">
          <draw:text-box>
            <text:p>A+B+C</text:p>
          </draw:text-box>
        </draw:frame>
        <draw:frame draw:style-name="gr1" draw:text-style-name="P1" draw:layer="layout" svg:width="2.063cm" svg:height="0.184cm" svg:x="12.923cm" svg:y="18.288cm">
          <draw:image xlink:href="Pictures/100002010000004E00000007A50C835A6B1C5035.png" xlink:type="simple" xlink:show="embed" xlink:actuate="onLoad">
            <text:p/>
          </draw:image>
        </draw:frame>
        <draw:frame draw:style-name="gr1" draw:text-style-name="P1" draw:layer="layout" svg:width="11.442cm" svg:height="11.64cm" svg:x="16.185cm" svg:y="4.464cm">
          <draw:image xlink:href="Pictures/100002010000023300000221E97ADA6CF69020FF.png" xlink:type="simple" xlink:show="embed" xlink:actuate="onLoad">
            <text:p/>
          </draw:image>
        </draw:frame>
        <draw:frame draw:style-name="gr2" draw:text-style-name="P2" draw:layer="layout" svg:width="3.216cm" svg:height="0.954cm" svg:x="19.331cm" svg:y="1.07cm">
          <draw:text-box>
            <text:p>All Kmers</text:p>
          </draw:text-box>
        </draw:frame>
        <draw:frame draw:style-name="gr2" draw:text-style-name="P2" draw:layer="layout" svg:width="2.267cm" svg:height="0.954cm" svg:x="13.057cm" svg:y="3.618cm">
          <draw:text-box>
            <text:p>[1,0,0]</text:p>
          </draw:text-box>
        </draw:frame>
        <draw:frame draw:style-name="gr2" draw:text-style-name="P2" draw:layer="layout" svg:width="2.267cm" svg:height="0.954cm" svg:x="11.684cm" svg:y="5.904cm">
          <draw:text-box>
            <text:p>[1,1,0]</text:p>
          </draw:text-box>
        </draw:frame>
        <draw:frame draw:style-name="gr2" draw:text-style-name="P2" draw:layer="layout" svg:width="2.267cm" svg:height="0.954cm" svg:x="13.083cm" svg:y="8.286cm">
          <draw:text-box>
            <text:p>[0,1,0]</text:p>
          </draw:text-box>
        </draw:frame>
        <draw:frame draw:style-name="gr2" draw:text-style-name="P2" draw:layer="layout" svg:width="2.267cm" svg:height="0.954cm" svg:x="11.703cm" svg:y="11.842cm">
          <draw:text-box>
            <text:p>[0,1,1]</text:p>
          </draw:text-box>
        </draw:frame>
        <draw:frame draw:style-name="gr2" draw:text-style-name="P2" draw:layer="layout" svg:width="2.267cm" svg:height="0.954cm" svg:x="13.03cm" svg:y="14.54cm">
          <draw:text-box>
            <text:p>[0,0,1]</text:p>
          </draw:text-box>
        </draw:frame>
        <draw:frame draw:style-name="gr2" draw:text-style-name="P2" draw:layer="layout" svg:width="2.267cm" svg:height="0.954cm" svg:x="12.719cm" svg:y="17.272cm">
          <draw:text-box>
            <text:p>[1,1,1]</text:p>
          </draw:text-box>
        </draw:frame>
        <draw:frame draw:style-name="gr1" draw:text-style-name="P1" draw:layer="layout" svg:width="1.881cm" svg:height="1.881cm" svg:x="13.208cm" svg:y="3.302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1.938cm" svg:y="5.58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1.881cm" svg:height="1.881cm" svg:x="12.851cm" svg:y="17.01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828cm" svg:y="4.72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391cm" svg:y="6.96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963cm" svg:y="6.604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027cm" svg:y="12.29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011cm" svg:y="13.71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5.4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8.034cm" svg:y="9.29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13cm" svg:y="9.54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7.526cm" svg:y="6.09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6.162cm" svg:y="12.3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082cm" svg:y="10.819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19.304cm" svg:y="11.176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59cm" svg:y="11.83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3.265cm" svg:y="11.43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2.606cm" svg:y="10.311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789cm" svg:y="10.56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4.535cm" svg:y="13.208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0.725cm" svg:y="13.105cm">
          <draw:image xlink:href="Pictures/10000201000000C8000000C84AB0B184D39AA8E9.png" xlink:type="simple" xlink:show="embed" xlink:actuate="onLoad">
            <text:p/>
          </draw:image>
        </draw:frame>
        <draw:frame draw:style-name="gr1" draw:text-style-name="P1" draw:layer="layout" svg:width="0.865cm" svg:height="0.865cm" svg:x="21.487cm" svg:y="14.121cm">
          <draw:image xlink:href="Pictures/10000201000000C8000000C84AB0B184D39AA8E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01:56.931133664</meta:creation-date>
    <dc:date>2017-06-15T15:19:12.975859432</dc:date>
    <meta:editing-duration>PT38M25S</meta:editing-duration>
    <meta:editing-cycles>1</meta:editing-cycles>
    <meta:document-statistic meta:object-count="160"/>
    <meta:generator>LibreOffice/5.3.3.2$Linux_X86_64 LibreOffice_project/30m0$Build-2</meta:generator>
  </office:meta>
</office:document-meta>
</file>